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59a658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2a5d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4a73b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9068f" officeooo:paragraph-rsid="0059a658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9068f" officeooo:paragraph-rsid="0072a5de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9068f" officeooo:paragraph-rsid="0074a73b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42f4e" officeooo:paragraph-rsid="00642f4e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615c8" officeooo:paragraph-rsid="006615c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75d68" officeooo:paragraph-rsid="00675d68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7e7a5" officeooo:paragraph-rsid="0067e7a5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93d9a" officeooo:paragraph-rsid="00693d9a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9fc88" officeooo:paragraph-rsid="0069fc88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bd3a0" officeooo:paragraph-rsid="006bd3a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cc6de" officeooo:paragraph-rsid="006cc6de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ddb4b" officeooo:paragraph-rsid="006ddb4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df155" officeooo:paragraph-rsid="006df15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6fc87a" officeooo:paragraph-rsid="006fc87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024cb" officeooo:paragraph-rsid="007024cb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115cc" officeooo:paragraph-rsid="007115c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5aa7" officeooo:paragraph-rsid="00725aa7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5aa7" officeooo:paragraph-rsid="00810538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5aa7" officeooo:paragraph-rsid="00725aa7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2a5de" officeooo:paragraph-rsid="0072a5de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4a73b" officeooo:paragraph-rsid="0074a73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4a73b" officeooo:paragraph-rsid="0074a73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5ab36" officeooo:paragraph-rsid="0075ab36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5dece" officeooo:paragraph-rsid="0075dec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line-height="100%" fo:text-align="justify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6e1c3" officeooo:paragraph-rsid="0076e1c3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line-height="100%" fo:text-align="center" style:justify-single-word="fals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6e1c3" officeooo:paragraph-rsid="0076e1c3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2a5de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bold" officeooo:rsid="00180312" officeooo:paragraph-rsid="0074a73b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635cm"/>
          <style:tab-stop style:position="0.963cm"/>
        </style:tab-stops>
      </style:paragraph-properties>
      <style:text-properties fo:language="zxx" fo:country="none" fo:font-weight="normal" officeooo:rsid="0075dece" officeooo:paragraph-rsid="0075dece" style:language-asian="zxx" style:country-asian="none" style:font-weight-asian="normal" style:language-complex="zxx" style:country-complex="none" style:font-weight-complex="normal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6615c8"/>
    </style:style>
    <style:style style:name="T4" style:family="text">
      <style:text-properties officeooo:rsid="00661ea4"/>
    </style:style>
    <style:style style:name="T5" style:family="text">
      <style:text-properties officeooo:rsid="00693d9a"/>
    </style:style>
    <style:style style:name="T6" style:family="text">
      <style:text-properties officeooo:rsid="0069fc88"/>
    </style:style>
    <style:style style:name="T7" style:family="text">
      <style:text-properties officeooo:rsid="006bd3a0"/>
    </style:style>
    <style:style style:name="T8" style:family="text">
      <style:text-properties officeooo:rsid="006cc6de"/>
    </style:style>
    <style:style style:name="T9" style:family="text">
      <style:text-properties officeooo:rsid="006ddb4b"/>
    </style:style>
    <style:style style:name="T10" style:family="text">
      <style:text-properties officeooo:rsid="006df155"/>
    </style:style>
    <style:style style:name="T11" style:family="text">
      <style:text-properties officeooo:rsid="007024cb"/>
    </style:style>
    <style:style style:name="T12" style:family="text">
      <style:text-properties officeooo:rsid="007115cc"/>
    </style:style>
    <style:style style:name="T13" style:family="text">
      <style:text-properties officeooo:rsid="0072a5de"/>
    </style:style>
    <style:style style:name="T14" style:family="text">
      <style:text-properties officeooo:rsid="0074a73b"/>
    </style:style>
    <style:style style:name="T15" style:family="text">
      <style:text-properties officeooo:rsid="0076e1c3"/>
    </style:style>
    <style:style style:name="T16" style:family="text">
      <style:text-properties officeooo:rsid="007f1157"/>
    </style:style>
    <style:style style:name="T17" style:family="text">
      <style:text-properties officeooo:rsid="007f28f7"/>
    </style:style>
    <style:style style:name="T18" style:family="text">
      <style:text-properties officeooo:rsid="0080fd97"/>
    </style:style>
    <style:style style:name="T19" style:family="text">
      <style:text-properties officeooo:rsid="0083528f"/>
    </style:style>
    <style:style style:name="T20" style:family="text">
      <style:text-properties officeooo:rsid="00850f7a"/>
    </style:style>
    <style:style style:name="T21" style:family="text">
      <style:text-properties officeooo:rsid="0087052d"/>
    </style:style>
    <style:style style:name="T22" style:family="text">
      <style:text-properties officeooo:rsid="00876001"/>
    </style:style>
    <style:style style:name="T23" style:family="text">
      <style:text-properties officeooo:rsid="0089b8ad"/>
    </style:style>
    <style:style style:name="T24" style:family="text">
      <style:text-properties officeooo:rsid="008a5060"/>
    </style:style>
    <style:style style:name="T25" style:family="text">
      <style:text-properties officeooo:rsid="008c200f"/>
    </style:style>
    <style:style style:name="T26" style:family="text">
      <style:text-properties officeooo:rsid="008c849a"/>
    </style:style>
    <style:style style:name="T27" style:family="text">
      <style:text-properties officeooo:rsid="008e312b"/>
    </style:style>
    <style:style style:name="T28" style:family="text">
      <style:text-properties officeooo:rsid="009028c5"/>
    </style:style>
    <style:style style:name="T29" style:family="text">
      <style:text-properties officeooo:rsid="0090ca1a"/>
    </style:style>
    <style:style style:name="T30" style:family="text">
      <style:text-properties officeooo:rsid="0092ea2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33" svg:x1="-0.034cm" svg:y1="0.245cm" svg:x2="17.058cm" svg:y2="0.298cm"><text:p/></draw:line></text:p>
      <text:section text:style-name="Sect1" text:name="Section1">
        <text:p text:style-name="P4">NAMA<text:tab/>:</text:p>
        <text:p text:style-name="P4">KELAS<text:tab/>: <text:span text:style-name="T2">I (SATU)</text:span></text:p>
        <text:p text:style-name="P4"><draw:line text:anchor-type="paragraph" draw:z-index="1" draw:name="Shape1" draw:style-name="gr1" draw:text-style-name="P33" svg:x1="-0.026cm" svg:y1="0.261cm" svg:x2="17.085cm" svg:y2="0.293cm"><text:p/></draw:line></text:p>
        <text:p text:style-name="P4">SOAL<text:tab/>: <text:span text:style-name="T1">AQIDAH</text:span></text:p>
        <text:p text:style-name="P4">HARI<text:tab/>:</text:p>
      </text:section>
      <text:p text:style-name="P4">A.<text:tab/>PERTANYAAN PILIHAN</text:p>
      <text:p text:style-name="P4"><text:tab/>Berilah tanda silang (x) pada jawaban pertanyaan di bawah ini !</text:p>
      <text:p text:style-name="P4"/>
      <text:p text:style-name="P7">1.<text:tab/>Syahadat terbagi menjadi <text:span text:style-name="T3">berapa bagian ?</text:span></text:p>
      <text:section text:style-name="Sect1" text:name="Section4">
        <text:p text:style-name="P8"><text:tab/>A. Satu</text:p>
        <text:p text:style-name="P8"><text:tab/>B. Dua</text:p>
        <text:p text:style-name="P8"><text:tab/>C. Tiga</text:p>
        <text:p text:style-name="P8"><text:tab/>D. Empat</text:p>
      </text:section>
      <text:p text:style-name="P8">2.<text:tab/>“ <text:span text:style-name="T4">Asyhadu ahla Ilaha Illalloh “ adalah syahadat ?</text:span></text:p>
      <text:section text:style-name="Sect1" text:name="Section5">
        <text:p text:style-name="P9"><text:tab/>A. Rasul</text:p>
        <text:p text:style-name="P9"><text:tab/>B. Tauhid</text:p>
        <text:p text:style-name="P9"><text:tab/>C. Kalimat Thoyibah</text:p>
        <text:p text:style-name="P9"><text:tab/>D. Keimanan</text:p>
      </text:section>
      <text:p text:style-name="P10">3.<text:tab/>“ Wa asyhadu anna Muhammadarrosuululloh <text:s/>“ adalah syahadat ?</text:p>
      <text:section text:style-name="Sect1" text:name="Section6">
        <text:p text:style-name="P10"><text:tab/>A. Tauhid</text:p>
        <text:p text:style-name="P10"><text:tab/>B. Kalimat Thoyibah</text:p>
        <text:p text:style-name="P10"><text:tab/>C. Rasul</text:p>
        <text:p text:style-name="P10"><text:tab/>D. Keimanan</text:p>
      </text:section>
      <text:p text:style-name="P10">4.<text:tab/><text:span text:style-name="T5">Sifat yang wajib bagi Allah SWT terdiri dari dari berapa bagian ?</text:span></text:p>
      <text:section text:style-name="Sect1" text:name="Section7">
        <text:p text:style-name="P11"><text:tab/>A. Tiga puluh</text:p>
        <text:p text:style-name="P11"><text:tab/>B. <text:span text:style-name="T6">Dua puluh lima</text:span></text:p>
        <text:p text:style-name="P12"><text:tab/>C. Dua puluh</text:p>
        <text:p text:style-name="P12"><text:tab/>D. Lima belas</text:p>
      </text:section>
      <text:p text:style-name="P12">5.<text:tab/>Sifat yang mustahil bagi Allah SWT terdiri dari berapa ?</text:p>
      <text:section text:style-name="Sect1" text:name="Section8">
        <text:p text:style-name="P12"><text:tab/>A. <text:span text:style-name="T7">Tiga puluh</text:span></text:p>
        <text:p text:style-name="P13"><text:tab/>B. Dua puluh lima</text:p>
        <text:p text:style-name="P13"><text:tab/>C. Dua puluh</text:p>
        <text:p text:style-name="P13"><text:tab/>D. Lima belas</text:p>
      </text:section>
      <text:p text:style-name="P13">6.<text:tab/><text:span text:style-name="T8">Sifat jaiz bagi Allah SWT ada berapa ?</text:span></text:p>
      <text:section text:style-name="Sect1" text:name="Section9">
        <text:p text:style-name="P14"><text:tab/>A. 1 (satu)</text:p>
        <text:p text:style-name="P14"><text:tab/>B. 2 (dua)</text:p>
        <text:p text:style-name="P14"><text:tab/>C. 3 (tiga)</text:p>
        <text:p text:style-name="P14"><text:tab/>D. 4 (empat)</text:p>
      </text:section>
      <text:p text:style-name="P14">7.<text:tab/><text:span text:style-name="T9">Sifat yang wajib bagi Rasul ada berapa ?</text:span></text:p>
      <text:section text:style-name="Sect1" text:name="Section10">
        <text:p text:style-name="P15"><text:tab/>A. Lima</text:p>
        <text:p text:style-name="P15"><text:tab/>B. Empat</text:p>
        <text:p text:style-name="P15"><text:tab/>C. Tiga</text:p>
        <text:p text:style-name="P15"><text:tab/>D. Dua</text:p>
      </text:section>
      <text:p text:style-name="P15">8.<text:tab/>Tempat bagi orang-orang yang durhaka kepada Allah SWT disebut ?</text:p>
      <text:section text:style-name="Sect1" text:name="Section11">
        <text:p text:style-name="P15"><text:tab/>A. <text:span text:style-name="T10">Surga</text:span></text:p>
        <text:p text:style-name="P16"><text:tab/>B. Akherat</text:p>
        <text:p text:style-name="P16"><text:tab/>C. Neraka</text:p>
        <text:p text:style-name="P16"><text:tab/>D. Mauqif</text:p>
      </text:section>
      <text:p text:style-name="P16">9.<text:tab/>Surga adalah suatu tempat yang diberikan bagi orang-orang yang ?</text:p>
      <text:section text:style-name="Sect1" text:name="Section12">
        <text:p text:style-name="P16"><text:tab/>A. Durhaka</text:p>
        <text:p text:style-name="P16"><text:tab/>B. Tidak bertaqwa</text:p>
        <text:p text:style-name="P16"><text:tab/>C. Beriman</text:p>
        <text:p text:style-name="P16"><text:tab/>D. Tidak beriman</text:p>
      </text:section>
      <text:p text:style-name="P16">10.<text:tab/>Kalau kita ingin masuk Surga hendaklah kita memperbanyak ?</text:p>
      <text:section text:style-name="Sect1" text:name="Section13">
        <text:p text:style-name="P16"><text:tab/>A. Beramal sholeh</text:p>
        <text:p text:style-name="P16"><text:tab/>B. Dosa</text:p>
        <text:p text:style-name="P16"><text:tab/>C. Amal keburukan</text:p>
        <text:p text:style-name="P16"><text:tab/>D. Maksiat</text:p>
      </text:section>
      <text:p text:style-name="P16">11.<text:tab/>Balasan bagi orang sengaja meninggalkan sholat adalah ?</text:p>
      <text:section text:style-name="Sect1" text:name="Section14">
        <text:p text:style-name="P16"><text:tab/>A. Neraka jahanam</text:p>
        <text:p text:style-name="P16"><text:tab/>B. Kerugian di akherat</text:p>
        <text:p text:style-name="P16"><text:tab/>C. Kesulitan</text:p>
        <text:p text:style-name="P16"><text:tab/>D. Siksaan</text:p>
      </text:section>
      <text:p text:style-name="P17">12.<text:tab/><text:span text:style-name="T11">Makhluk yang diciptakan Allah SWT yang sangat durhaka adalah ?</text:span></text:p>
      <text:section text:style-name="Sect1" text:name="Section15">
        <text:p text:style-name="P18"><text:tab/>A. Jin</text:p>
        <text:p text:style-name="P18"><text:tab/>B. Manusia</text:p>
        <text:p text:style-name="P18"><text:tab/>C. Setan</text:p>
        <text:p text:style-name="P18"><text:tab/>D. Malaikat</text:p>
      </text:section>
      <text:p text:style-name="P18">13.<text:tab/>Setan diciptakan oleh Allah SWT dari ?</text:p>
      <text:section text:style-name="Sect1" text:name="Section16">
        <text:p text:style-name="P18"><text:tab/>A. Cahaya</text:p>
        <text:p text:style-name="P18"><text:tab/>B. Tanah</text:p>
        <text:p text:style-name="P18"><text:tab/>C. Air</text:p>
        <text:p text:style-name="P18"><text:tab/>D. Api</text:p>
      </text:section>
      <text:p text:style-name="P18">14.<text:tab/><text:span text:style-name="T12">Setan senang dalam hal ?</text:span></text:p>
      <text:section text:style-name="Sect1" text:name="Section17">
        <text:p text:style-name="P19"><text:tab/>A. Menipu daya dan menggoda manusia</text:p>
        <text:p text:style-name="P19"><text:tab/>B. Mengajak kepada kebaikan</text:p>
        <text:p text:style-name="P19"><text:tab/>C. Memberikan keberuntungan</text:p>
        <text:p text:style-name="P19"><text:tab/>D. Menjerumuskan manusia</text:p>
      </text:section>
      <text:p text:style-name="P19"><text:soft-page-break/>15.<text:tab/>Supaya kita dilindungi dari godaan Setan hendaklah kita ?</text:p>
      <text:section text:style-name="Sect1" text:name="Section18">
        <text:p text:style-name="P19"><text:tab/>A. Banyak membaca bismillah</text:p>
        <text:p text:style-name="P19"><text:tab/>B. Banyak membaca Ta’awudz</text:p>
        <text:p text:style-name="P19"><text:tab/>C. Banyak berbuat dosa</text:p>
        <text:p text:style-name="P19"><text:tab/>D. Memperbanyak sedekah</text:p>
      </text:section>
      <text:p text:style-name="P19">16.<text:tab/>Jumlah <text:span text:style-name="T16">N</text:span>abi dan Rasul ada berapa ?</text:p>
      <text:section text:style-name="Sect1" text:name="Section19">
        <text:p text:style-name="P19"><text:tab/>A. 20 (dua puluh)</text:p>
        <text:p text:style-name="P19"><text:tab/>B. 30 (tiga puluh)</text:p>
        <text:p text:style-name="P19"><text:tab/>C. 25 (dua puluh lima)</text:p>
        <text:p text:style-name="P19"><text:tab/>D. 15 (lima belas)</text:p>
      </text:section>
      <text:p text:style-name="P20">17.<text:tab/>Nabi yang diberi mukjizat tongkat adalah ?</text:p>
      <text:section text:style-name="Sect1" text:name="Section20">
        <text:p text:style-name="P20"><text:tab/>A. Nabi Musa <text:span text:style-name="T18">As</text:span></text:p>
        <text:p text:style-name="P20"><text:tab/>B. Nabi Ibrahim <text:span text:style-name="T18">As</text:span></text:p>
        <text:p text:style-name="P20"><text:tab/>C. Nabi Nuh <text:span text:style-name="T18">As</text:span></text:p>
        <text:p text:style-name="P20"><text:tab/>D. Nabi Adam A<text:span text:style-name="T17">s</text:span></text:p>
      </text:section>
      <text:p text:style-name="P20">18.<text:tab/>Raja Namruz berkuasa pada zaman nabi ?</text:p>
      <text:section text:style-name="Sect1" text:name="Section21">
        <text:p text:style-name="P20"><text:tab/>A. Nabi Isa As</text:p>
        <text:p text:style-name="P20"><text:tab/>B. Nabi Sulaeman As</text:p>
        <text:p text:style-name="P20"><text:tab/>C. Nabi Musa As</text:p>
        <text:p text:style-name="P20"><text:tab/>D. Nabi Ibrahim As</text:p>
      </text:section>
      <text:p text:style-name="P20">19.<text:tab/>Nabi akhir zaman adalah ?</text:p>
      <text:section text:style-name="Sect1" text:name="Section22">
        <text:p text:style-name="P20"><text:tab/>A. Nabi Ibrahim As</text:p>
        <text:p text:style-name="P20"><text:tab/>B. Nabi Sulaeman As</text:p>
        <text:p text:style-name="P20"><text:tab/>C. Nabi Muhammad As</text:p>
        <text:p text:style-name="P20"><text:tab/>D. Nabi Isa As</text:p>
      </text:section>
      <text:p text:style-name="P20">20.<text:tab/>Nabi Muhammad SAW diberi mukjizat oleh Allah SWT yaitu ?</text:p>
      <text:section text:style-name="Sect1" text:name="Section60">
        <text:section text:style-name="Sect1" text:name="Section23">
          <text:p text:style-name="P20"><text:tab/>A. Tahan dibakar</text:p>
          <text:p text:style-name="P21"><text:tab/>B. AlQur’an</text:p>
          <text:p text:style-name="P21"/>
          <text:p text:style-name="P21"/>
          <text:p text:style-name="P21"><text:tab/>C. Tongkat jadi ular</text:p>
          <text:p text:style-name="P20"><text:tab/>D. Berbicara dengan binatang</text:p>
          <text:p text:style-name="P20"/>
        </text:section>
        <text:p text:style-name="P20"/>
      </text:section>
      <text:p text:style-name="P20"/>
      <text:p text:style-name="P20"/>
      <text:p text:style-name="P20"/>
      <text:p text:style-name="P20"/>
      <text:p text:style-name="P20"/>
      <text:p text:style-name="P20"/>
      <text:p text:style-name="P22">SELAMAT MENGERJAKAN</text:p>
      <text:p text:style-name="P30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33" svg:x1="-0.034cm" svg:y1="0.245cm" svg:x2="17.058cm" svg:y2="0.298cm"><text:p/></draw:line></text:p>
      <text:section text:style-name="Sect1" text:name="Section2">
        <text:p text:style-name="P5">NAMA<text:tab/>:</text:p>
        <text:p text:style-name="P5">KELAS<text:tab/>: <text:span text:style-name="T2">I (SATU)</text:span></text:p>
        <text:p text:style-name="P5"><draw:line text:anchor-type="paragraph" draw:z-index="3" draw:name="Shape1" draw:style-name="gr1" draw:text-style-name="P33" svg:x1="-0.026cm" svg:y1="0.261cm" svg:x2="17.085cm" svg:y2="0.293cm"><text:p/></draw:line></text:p>
        <text:p text:style-name="P5">SOAL<text:tab/>: <text:span text:style-name="T13">AKHLAK</text:span></text:p>
        <text:p text:style-name="P5">HARI<text:tab/>:</text:p>
      </text:section>
      <text:p text:style-name="P5">A. <text:tab/>PERTANYAAN PILIHAN</text:p>
      <text:p text:style-name="P5"><text:tab/>Berilah tanda silang (x) pada jawaban pertanyaan di bawah ini !</text:p>
      <text:p text:style-name="P5"/>
      <text:p text:style-name="P23">1.<text:tab/>Ketka berada di dalam kamar mandi hendaklah kita ?</text:p>
      <text:section text:style-name="Sect1" text:name="Section24">
        <text:p text:style-name="P23"><text:tab/>A. Teriak</text:p>
        <text:p text:style-name="P23"><text:tab/>B. Tertib</text:p>
        <text:p text:style-name="P23"><text:tab/>C. Nyanyi</text:p>
        <text:p text:style-name="P23"><text:tab/>D. Ngobrol</text:p>
      </text:section>
      <text:p text:style-name="P23">2.<text:tab/>Ketika mandi kita harus mendahulukan?</text:p>
      <text:section text:style-name="Sect1" text:name="Section25">
        <text:p text:style-name="P23"><text:tab/>A. Niat dulu</text:p>
        <text:p text:style-name="P23"><text:tab/>B. Main air</text:p>
        <text:p text:style-name="P23"><text:tab/>C. Main-main</text:p>
        <text:p text:style-name="P23"><text:tab/>D. Memakai sabun</text:p>
      </text:section>
      <text:p text:style-name="P23">3.<text:tab/>” Allohumma inni audzubika minal khubusi wal khobaits” adalah lafadz doa?</text:p>
      <text:section text:style-name="Sect1" text:name="Section26">
        <text:p text:style-name="P23"><text:tab/>A. Masuk kamar mandi</text:p>
        <text:p text:style-name="P23"><text:tab/>B. Keluar kamar mandi</text:p>
        <text:p text:style-name="P23"><text:tab/>C. Niat mandi</text:p>
        <text:p text:style-name="P23"><text:tab/>D. Bangun tidur</text:p>
      </text:section>
      <text:p text:style-name="P23">4.<text:tab/>“ Gufronaka ….” adalah doa?</text:p>
      <text:section text:style-name="Sect1" text:name="Section27">
        <text:p text:style-name="P23"><text:tab/>A. Masuk kamar mandi</text:p>
        <text:p text:style-name="P23"><text:tab/>B. Keluar kamar mandi</text:p>
        <text:p text:style-name="P23"><text:tab/>C. Niat mandi</text:p>
        <text:p text:style-name="P23"><text:tab/>D. Mau tidur</text:p>
      </text:section>
      <text:p text:style-name="P23">5.<text:tab/>Di dalam kelas kita tidak boleh ?</text:p>
      <text:section text:style-name="Sect1" text:name="Section28">
        <text:p text:style-name="P23"><text:tab/>A. Belajar</text:p>
        <text:p text:style-name="P23"><text:tab/>B. Membaca</text:p>
        <text:p text:style-name="P23"><text:tab/>C. Ribut</text:p>
        <text:p text:style-name="P23"><text:tab/>D. Menulis</text:p>
      </text:section>
      <text:p text:style-name="P23">6.<text:tab/>Ketika guru sedang menerangkan kita harus ?</text:p>
      <text:section text:style-name="Sect1" text:name="Section29">
        <text:p text:style-name="P23"><text:tab/>A. Ngobrol</text:p>
        <text:p text:style-name="P23"><text:tab/>B. Tiduran</text:p>
        <text:p text:style-name="P23"><text:tab/>C. Ribut</text:p>
        <text:p text:style-name="P23"><text:tab/>D. Memperhatikan</text:p>
      </text:section>
      <text:p text:style-name="P23">7.<text:tab/>Ketika kita bertemu dengan guru maka kita harus ?</text:p>
      <text:section text:style-name="Sect1" text:name="Section30">
        <text:p text:style-name="P23"><text:tab/>A. Mengucapkan salamm</text:p>
        <text:p text:style-name="P23"><text:tab/>B. Acuh saja</text:p>
        <text:p text:style-name="P23"><text:tab/>C. Hanya se<text:span text:style-name="T19">n</text:span>yum</text:p>
        <text:p text:style-name="P23"><text:tab/>D. Diam</text:p>
      </text:section>
      <text:p text:style-name="P23">8.<text:tab/>Kalau kita sayang kepada guru kita harus ?</text:p>
      <text:section text:style-name="Sect1" text:name="Section31">
        <text:p text:style-name="P23"><text:tab/>A. Melawannya</text:p>
        <text:p text:style-name="P23"><text:tab/>B. Mendoakannya</text:p>
        <text:p text:style-name="P23"><text:tab/>C. Baik</text:p>
        <text:p text:style-name="P23"><text:tab/>D. Tidak sopan</text:p>
      </text:section>
      <text:p text:style-name="P23">9.<text:tab/>Guru sangat menyukai murid yang ?</text:p>
      <text:section text:style-name="Sect1" text:name="Section32">
        <text:p text:style-name="P23"><text:tab/>A. Tidak patuh</text:p>
        <text:p text:style-name="P23"><text:tab/>B. Nakal</text:p>
        <text:p text:style-name="P23"><text:tab/>C. Malas</text:p>
        <text:p text:style-name="P23"><text:tab/>D. Rajin</text:p>
      </text:section>
      <text:p text:style-name="P23">10.<text:tab/>Berbicaa kepada guru ktia hendaknya?</text:p>
      <text:section text:style-name="Sect1" text:name="Section33">
        <text:p text:style-name="P23"><text:tab/>A. Bicara kasar</text:p>
        <text:p text:style-name="P23"><text:tab/>B. Lemah lembut dan sopan</text:p>
        <text:p text:style-name="P23"><text:tab/>C. Asal</text:p>
        <text:p text:style-name="P23"><text:tab/>D. Bicara buruk</text:p>
      </text:section>
      <text:p text:style-name="P23">11.<text:tab/>Ketika ada saudara kita terkena musibah hendaknya ktia ?</text:p>
      <text:section text:style-name="Sect1" text:name="Section34">
        <text:p text:style-name="P23"><text:tab/>A. Membantu</text:p>
        <text:p text:style-name="P23"><text:tab/>B. Membiarkannya</text:p>
        <text:p text:style-name="P23"><text:tab/>C. Menghinanya</text:p>
        <text:p text:style-name="P23"><text:tab/>D. Melihatnya</text:p>
      </text:section>
      <text:p text:style-name="P23">12<text:tab/> Selain membantu dan menolong kepada yang terken<text:span text:style-name="T20">a</text:span> musibah kita juga harus ?</text:p>
      <text:section text:style-name="Sect1" text:name="Section35">
        <text:p text:style-name="P23"><text:tab/>A. Menghina</text:p>
        <text:p text:style-name="P23"><text:tab/>B. Mendoakan yang baik</text:p>
        <text:p text:style-name="P23"><text:tab/>C. <text:span text:style-name="T21">M</text:span>engejek</text:p>
        <text:p text:style-name="P23"><text:tab/>D. Mendoakan yang buruk</text:p>
      </text:section>
      <text:p text:style-name="P23">13.<text:tab/>Sesama teman kita tidak boleh saling ?</text:p>
      <text:section text:style-name="Sect1" text:name="Section36">
        <text:p text:style-name="P23"><text:tab/>A. Membantu</text:p>
        <text:p text:style-name="P23"><text:tab/>B. <text:span text:style-name="T22">M</text:span>enolong</text:p>
        <text:p text:style-name="P23"><text:tab/>C. Mengejek dan menghina</text:p>
        <text:p text:style-name="P23"><text:tab/>D. Mendoakan</text:p>
      </text:section>
      <text:p text:style-name="P23">14.<text:tab/>“ Al ilmu nurun wal jahlu dhorun” artinya adalah ?</text:p>
      <text:p text:style-name="P23"><text:tab/>A. Ilmu itu bahaya bodoh itu cahaya</text:p>
      <text:p text:style-name="P23"><text:tab/>B. Ilmu itu cahaya bodoh itu bahaya</text:p>
      <text:p text:style-name="P23"><text:soft-page-break/><text:tab/>C. Tuntutlah ilmu walaupun sampai ke negeri Cina</text:p>
      <text:p text:style-name="P23"><text:tab/>D. Menuntut ilmu itu wajib bagi setiap muslim</text:p>
      <text:p text:style-name="P23">15.<text:tab/>“ <text:span text:style-name="T14">Senyummu dihadapan wajah saudaramu adalah sedekah “ adalah arti dari ?</text:span></text:p>
      <text:p text:style-name="P24"><text:tab/>A. Qul khoiron aluliyasmut</text:p>
      <text:p text:style-name="P24"><text:tab/>B. Khoirun nas angfauhum linnas</text:p>
      <text:p text:style-name="P24"><text:tab/>C. Tabasumuka fii wajhi akhika sodakoh</text:p>
      <text:p text:style-name="P24"><text:tab/>D. Uthhlubul ilma walau bissin</text:p>
      <text:p text:style-name="P24">16.<text:tab/>“ Kebersihan itu sebagian dari ?</text:p>
      <text:section text:style-name="Sect1" text:name="Section37">
        <text:p text:style-name="P24"><text:tab/>A. Kesehatan</text:p>
        <text:p text:style-name="P24"><text:tab/>B. Iman</text:p>
        <text:p text:style-name="P24"><text:tab/>C. Ihsan</text:p>
        <text:p text:style-name="P24"><text:tab/>D. Kebersihan</text:p>
      </text:section>
      <text:p text:style-name="P24">17.<text:tab/>Salah satu cara members<text:span text:style-name="T23">i</text:span>hkan diri yaitu ?</text:p>
      <text:section text:style-name="Sect1" text:name="Section38">
        <text:p text:style-name="P24"><text:tab/>A. Mandi setiap hari</text:p>
        <text:p text:style-name="P24"><text:tab/>B. Jarang mandi</text:p>
        <text:p text:style-name="P24"><text:tab/>C. Be<text:span text:style-name="T24">r</text:span>olah raga</text:p>
        <text:p text:style-name="P24"><text:tab/>D. Tidak cuci tangan</text:p>
      </text:section>
      <text:p text:style-name="P24">18.<text:tab/>Untuk menjaga lingkungan kita tidak boleh ?</text:p>
      <text:p text:style-name="P24"><text:tab/>A. Menyapu lantai</text:p>
      <text:p text:style-name="P24"><text:tab/>B. <text:span text:style-name="T25">M</text:span>embuang sampah sembarangan</text:p>
      <text:p text:style-name="P24"><text:tab/>C. <text:span text:style-name="T25">M</text:span>embersihk<text:span text:style-name="T26">a</text:span>n selokan</text:p>
      <text:p text:style-name="P24">19.<text:tab/>Jika ada teman yang membuang sampah sembarangan sebaiknya kita?</text:p>
      <text:section text:style-name="Sect1" text:name="Section39">
        <text:p text:style-name="P24"><text:tab/>A. Membiarkannya</text:p>
        <text:p text:style-name="P24"><text:tab/>B. Melihat saja</text:p>
        <text:p text:style-name="P24"><text:tab/>C. <text:span text:style-name="T27">M</text:span>enegurnya</text:p>
        <text:p text:style-name="P24"><text:tab/>D. Mengabaikannya</text:p>
      </text:section>
      <text:p text:style-name="P24">20.<text:tab/>Allah SWT sangat menyukai orang – orang yang ?</text:p>
      <text:section text:style-name="Sect1" text:name="Section40">
        <text:p text:style-name="P24"><text:tab/>A. Menjaga kebersihan </text:p>
        <text:p text:style-name="P24"><text:tab/>B. Jorok</text:p>
        <text:p text:style-name="P24"><text:tab/>C. Kotor</text:p>
        <text:p text:style-name="P24"><text:tab/>D. Tidak suka kebersihan</text:p>
      </text:section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SELAMAT MENGERJAKAN</text:p>
      <text:p text:style-name="P31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33" svg:x1="-0.034cm" svg:y1="0.245cm" svg:x2="17.058cm" svg:y2="0.298cm"><text:p/></draw:line></text:p>
      <text:section text:style-name="Sect1" text:name="Section3">
        <text:p text:style-name="P6">NAMA<text:tab/>:</text:p>
        <text:p text:style-name="P6">KELAS<text:tab/>: <text:span text:style-name="T2">I (SATU)</text:span></text:p>
        <text:p text:style-name="P6"><draw:line text:anchor-type="paragraph" draw:z-index="5" draw:name="Shape1" draw:style-name="gr1" draw:text-style-name="P33" svg:x1="-0.026cm" svg:y1="0.261cm" svg:x2="17.085cm" svg:y2="0.293cm"><text:p/></draw:line></text:p>
        <text:p text:style-name="P6">SOAL<text:tab/>: <text:span text:style-name="T14">FIQIH</text:span></text:p>
        <text:p text:style-name="P6">HARI<text:tab/>:</text:p>
      </text:section>
      <text:p text:style-name="P6">A. <text:tab/>PERTANYAAN PILIHAN</text:p>
      <text:p text:style-name="P6"><text:tab/>Berilah tanda silang (x) pada jawaban pertanyaan di bawah ini !</text:p>
      <text:p text:style-name="P6"/>
      <text:p text:style-name="P26">1.<text:tab/>Wudhu hukumnya adalah ?</text:p>
      <text:section text:style-name="Sect1" text:name="Section41">
        <text:p text:style-name="P26"><text:tab/>A. Wajib</text:p>
        <text:p text:style-name="P26"><text:tab/>B. Sunat</text:p>
        <text:p text:style-name="P26"><text:tab/>C. Makruh</text:p>
        <text:p text:style-name="P26"><text:tab/>D. Haram</text:p>
      </text:section>
      <text:p text:style-name="P26">2.<text:tab/>Rukun wudhu ada berapa ?</text:p>
      <text:section text:style-name="Sect1" text:name="Section42">
        <text:p text:style-name="P26"><text:tab/>A. 5 (lima)</text:p>
        <text:p text:style-name="P26"><text:tab/>B. 6 (enam)</text:p>
        <text:p text:style-name="P26"><text:tab/>C. 4 (empat)</text:p>
        <text:p text:style-name="P26"><text:tab/>D. 3 (tiga)</text:p>
      </text:section>
      <text:p text:style-name="P26">3.<text:tab/>Yang termasuk rukun wudhu adalah ?</text:p>
      <text:section text:style-name="Sect1" text:name="Section43">
        <text:p text:style-name="P26"><text:tab/>A. Berkumur</text:p>
        <text:p text:style-name="P26"><text:tab/>B. Menghirup air ke hidung</text:p>
        <text:p text:style-name="P26"><text:tab/>C. Niat</text:p>
        <text:p text:style-name="P26"><text:tab/>D. Basuh tangan</text:p>
      </text:section>
      <text:p text:style-name="P26">4.<text:tab/>“Nawaetu Rob Al hadatsil Ashgori Fardo Lillahita’ala” adalah lafadz niat ?</text:p>
      <text:section text:style-name="Sect1" text:name="Section44">
        <text:p text:style-name="P26"><text:tab/>A. Tayamum </text:p>
        <text:p text:style-name="P26"><text:tab/>B. Mandi</text:p>
        <text:p text:style-name="P26"><text:tab/>C. Wudhu</text:p>
        <text:p text:style-name="P26"><text:tab/>D. Sholat Shubuh</text:p>
      </text:section>
      <text:p text:style-name="P26">5.<text:tab/>Yang termasuk batalnya wudhu adalah ?</text:p>
      <text:p text:style-name="P26"><text:tab/>A. Buang air kecil (kencing)</text:p>
      <text:p text:style-name="P26"><text:tab/>B. Makan </text:p>
      <text:p text:style-name="P26"><text:tab/>C. Minum</text:p>
      <text:p text:style-name="P26">6.<text:tab/>Sholat Fardu terdiri dari berapa waktu ?</text:p>
      <text:section text:style-name="Sect1" text:name="Section45">
        <text:p text:style-name="P26"><text:tab/>A. Tiga waktu</text:p>
        <text:p text:style-name="P26"><text:tab/>B. Dua waktu</text:p>
        <text:p text:style-name="P26"><text:tab/>C. Empat waktu</text:p>
        <text:p text:style-name="P26"><text:tab/>D. Lima waktu</text:p>
      </text:section>
      <text:p text:style-name="P26">7.<text:tab/>Sholat Fardu terdiri dari berapa rokaat?</text:p>
      <text:section text:style-name="Sect1" text:name="Section46">
        <text:p text:style-name="P26"><text:tab/>A . 15 Rokaat</text:p>
        <text:p text:style-name="P26"><text:tab/>B. 14 Rokaat</text:p>
        <text:p text:style-name="P26"><text:tab/>C. 17 rokaat</text:p>
        <text:p text:style-name="P26"><text:tab/>D. 16 rokaat</text:p>
      </text:section>
      <text:p text:style-name="P26">8.<text:tab/>Sholat Isya terdiri dari berapa Rokaat?</text:p>
      <text:section text:style-name="Sect1" text:name="Section47">
        <text:p text:style-name="P26"><text:tab/>A. Tiga Rokaat</text:p>
        <text:p text:style-name="P26"><text:tab/>B. Empat rokaat</text:p>
        <text:p text:style-name="P26"><text:tab/>C. Dua rokaat</text:p>
        <text:p text:style-name="P26"><text:tab/>D. Enam rokaat</text:p>
      </text:section>
      <text:p text:style-name="P26">9.<text:tab/>Sholat shubuh dikerjakan pada waktu ?</text:p>
      <text:section text:style-name="Sect1" text:name="Section48">
        <text:p text:style-name="P26"><text:tab/>A. Fajar</text:p>
        <text:p text:style-name="P26"><text:tab/>B. Malam</text:p>
        <text:p text:style-name="P26"><text:tab/>C. Tengah hari</text:p>
        <text:p text:style-name="P26"><text:tab/>D. Syuruk</text:p>
      </text:section>
      <text:p text:style-name="P26">10.<text:tab/>“ Subhana robbiyal adhiimi wabihamdihi” adalah lafadz keitka?</text:p>
      <text:section text:style-name="Sect1" text:name="Section49">
        <text:p text:style-name="P26"><text:tab/>A. Sujud</text:p>
        <text:p text:style-name="P26"><text:tab/>B. Duduk dianatara dua sujud</text:p>
        <text:p text:style-name="P26"><text:tab/>C. Ruku</text:p>
        <text:p text:style-name="P26"><text:tab/>D. Itidal</text:p>
      </text:section>
      <text:p text:style-name="P26">11.<text:tab/>“ Samiallohu liman hamidah “ adalah lafadz keitka?</text:p>
      <text:section text:style-name="Sect1" text:name="Section50">
        <text:p text:style-name="P26"><text:tab/>A. Ruku</text:p>
        <text:p text:style-name="P26"><text:tab/>B. Sujud</text:p>
        <text:p text:style-name="P26"><text:tab/>C. Itidal</text:p>
        <text:p text:style-name="P26"><text:tab/>D. Tahiyat</text:p>
      </text:section>
      <text:p text:style-name="P27">12.<text:tab/>Lafadz ketika sujud adalah ?</text:p>
      <text:section text:style-name="Sect1" text:name="Section51">
        <text:p text:style-name="P27"><text:tab/>A. Samiallohu liman hamidah</text:p>
        <text:p text:style-name="P27"><text:tab/>B. Subhaana robbiyal adhiimi</text:p>
        <text:p text:style-name="P27"><text:tab/>C. Subhaana robbiyal alaa</text:p>
        <text:p text:style-name="P27"><text:tab/>D. Robbighfirlii warhamnii…</text:p>
      </text:section>
      <text:p text:style-name="P27">13.<text:tab/>Membaca Fatihah dalam sholat <text:span text:style-name="T28">Fadu</text:span> hukumnya adalah ?</text:p>
      <text:section text:style-name="Sect1" text:name="Section52">
        <text:p text:style-name="P27"><text:tab/>A. Wajib</text:p>
        <text:p text:style-name="P27"><text:tab/>B. S<text:span text:style-name="T29">u</text:span>nat</text:p>
        <text:p text:style-name="P27"><text:tab/>C. Makruh</text:p>
        <text:p text:style-name="P27"><text:tab/>D. Mubah</text:p>
      </text:section>
      <text:p text:style-name="P27"/>
      <text:p text:style-name="P32">14.<text:tab/>Sholat <text:span text:style-name="T30">Fardu</text:span> diawali dengan ?</text:p>
      <text:section text:style-name="Sect1" text:name="Section53">
        <text:p text:style-name="P27"><text:tab/>A. Salam</text:p>
        <text:p text:style-name="P27"><text:tab/>B. Ruku</text:p>
        <text:p text:style-name="P27"><text:tab/>C. Takbirotul ihrom</text:p>
        <text:p text:style-name="P27"><text:tab/>D. Sujud</text:p>
      </text:section>
      <text:p text:style-name="P27">15.<text:tab/>“ Usholli Fardho Subhi Rokataini Fardolillahi ta’ala” adalah lafadz?</text:p>
      <text:section text:style-name="Sect1" text:name="Section54">
        <text:p text:style-name="P27"><text:tab/>A. Niat sholat Ashar</text:p>
        <text:p text:style-name="P27"><text:tab/>B. Niat sholat Isya</text:p>
        <text:p text:style-name="P27"><text:tab/>C. Niat sholat Shubuh</text:p>
        <text:p text:style-name="P27"><text:tab/>D. Niat sholat Dzuhur</text:p>
      </text:section>
      <text:p text:style-name="P27">16.<text:tab/>Orang yang memimpin sholat berjamaah disebut ?</text:p>
      <text:section text:style-name="Sect1" text:name="Section55">
        <text:p text:style-name="P27"><text:tab/>A. Makmum</text:p>
        <text:p text:style-name="P27"><text:tab/>B. Imam</text:p>
        <text:p text:style-name="P27"><text:tab/>C. Masbuk</text:p>
        <text:p text:style-name="P27"><text:tab/>D. Khotib</text:p>
      </text:section>
      <text:p text:style-name="P27">17.<text:tab/>Sholat Fardu diakhiri dengan ?</text:p>
      <text:section text:style-name="Sect1" text:name="Section56">
        <text:p text:style-name="P27"><text:tab/>A. Ruku</text:p>
        <text:p text:style-name="P27"><text:tab/>B. Sujud </text:p>
        <text:p text:style-name="P27"><text:tab/>C. Salam</text:p>
        <text:p text:style-name="P27"><text:tab/>D. Takbiratul Ihram</text:p>
      </text:section>
      <text:p text:style-name="P27">18.<text:tab/>Sholat lima waktu <text:span text:style-name="T15">menghadap ke arah?</text:span></text:p>
      <text:section text:style-name="Sect1" text:name="Section57">
        <text:p text:style-name="P28"><text:tab/>A. Timur</text:p>
        <text:p text:style-name="P28"><text:tab/>B. Barat</text:p>
        <text:p text:style-name="P28"><text:tab/>C. Al Aqsa</text:p>
        <text:p text:style-name="P28"><text:tab/>D. Kiblat/Ka’bah</text:p>
      </text:section>
      <text:p text:style-name="P28">19.<text:tab/>Pahala bagi orang -orang yang sholat berjamaah berapa derajat?</text:p>
      <text:section text:style-name="Sect1" text:name="Section58">
        <text:p text:style-name="P28"><text:tab/>A. 30 derajat</text:p>
        <text:p text:style-name="P28"><text:tab/>B. 27 derajat</text:p>
        <text:p text:style-name="P28"><text:tab/>C. 1 derajat</text:p>
        <text:p text:style-name="P28"><text:tab/>D. 50 derajat</text:p>
      </text:section>
      <text:p text:style-name="P28">20.<text:tab/>Ibadah yang paling utama adalah ?</text:p>
      <text:section text:style-name="Sect1" text:name="Section59">
        <text:p text:style-name="P28"><text:tab/>A. Puasa</text:p>
        <text:p text:style-name="P28"><text:tab/>B. Naik haji</text:p>
        <text:p text:style-name="P28"><text:tab/>C. Zakat</text:p>
        <text:p text:style-name="P28"><text:tab/>D. Sholat</text:p>
      </text:section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4T09:27:30.006016040</dc:date>
    <meta:editing-duration>PT4H59M35S</meta:editing-duration>
    <meta:editing-cycles>139</meta:editing-cycles>
    <dc:creator>Richie Rahmat Hidayat</dc:creator>
    <meta:document-statistic meta:table-count="0" meta:image-count="0" meta:object-count="0" meta:page-count="6" meta:paragraph-count="328" meta:word-count="1312" meta:character-count="7237" meta:non-whitespace-character-count="6003"/>
  </office:meta>
</office:document-meta>
</file>